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fo:language="es" fo:country="AR"/>
    </style:style>
    <style:style style:name="P2" style:family="paragraph" style:parent-style-name="Heading_20_2">
      <style:paragraph-properties fo:break-before="page"/>
      <style:text-properties fo:language="es" fo:country="AR"/>
    </style:style>
    <style:style style:name="P3" style:family="paragraph" style:parent-style-name="Preformatted_20_Text">
      <style:text-properties fo:language="es" fo:country="AR"/>
    </style:style>
    <style:style style:name="P4" style:family="paragraph" style:parent-style-name="Preformatted_20_Text">
      <style:text-properties fo:language="es" fo:country="AR" fo:background-color="#ffff00"/>
    </style:style>
    <style:style style:name="P5" style:family="paragraph" style:parent-style-name="Preformatted_20_Text">
      <style:text-properties fo:font-size="8pt" fo:language="es" fo:country="AR" style:font-size-asian="8pt" style:font-size-complex="8pt"/>
    </style:style>
    <style:style style:name="P6" style:family="paragraph" style:parent-style-name="Preformatted_20_Text">
      <style:text-properties fo:font-size="10pt" style:font-size-asian="10pt" style:font-size-complex="10pt"/>
    </style:style>
    <style:style style:name="P7" style:family="paragraph" style:parent-style-name="Preformatted_20_Text">
      <style:text-properties fo:font-size="9pt" fo:language="es" fo:country="AR" style:font-size-asian="9pt" style:font-size-complex="9pt"/>
    </style:style>
    <style:style style:name="P8" style:family="paragraph" style:parent-style-name="Preformatted_20_Text">
      <style:text-properties fo:language="en" fo:country="US"/>
    </style:style>
    <style:style style:name="P9" style:family="paragraph" style:parent-style-name="Preformatted_20_Text">
      <style:text-properties fo:background-color="#ffff00"/>
    </style:style>
    <style:style style:name="P10" style:family="paragraph" style:parent-style-name="Preformatted_20_Text">
      <style:paragraph-properties fo:margin-top="0cm" fo:margin-bottom="0.499cm"/>
    </style:style>
    <style:style style:name="P11" style:family="paragraph" style:parent-style-name="Text_20_body" style:list-style-name="L1"/>
    <style:style style:name="P12" style:family="paragraph" style:parent-style-name="Text_20_body">
      <style:text-properties fo:language="en" fo:country="US"/>
    </style:style>
    <style:style style:name="P13" style:family="paragraph" style:parent-style-name="Text_20_body">
      <style:text-properties fo:language="es" fo:country="AR"/>
    </style:style>
    <style:style style:name="P14" style:family="paragraph" style:parent-style-name="Text_20_body">
      <style:text-properties fo:language="es" fo:country="AR" fo:background-color="#ffff00"/>
    </style:style>
    <style:style style:name="P15" style:family="paragraph" style:parent-style-name="Text_20_body" style:list-style-name="L1">
      <style:paragraph-properties fo:margin-top="0cm" fo:margin-bottom="0cm"/>
    </style:style>
    <style:style style:name="P16" style:family="paragraph" style:parent-style-name="Text_20_body">
      <style:paragraph-properties fo:break-before="page"/>
      <style:text-properties fo:language="es" fo:country="AR"/>
    </style:style>
    <style:style style:name="P17" style:family="paragraph" style:parent-style-name="Heading_20_3">
      <style:text-properties fo:language="es" fo:country="AR"/>
    </style:style>
    <style:style style:name="T1" style:family="text">
      <style:text-properties fo:background-color="#ffff00"/>
    </style:style>
    <style:style style:name="T2" style:family="text">
      <style:text-properties fo:language="en" fo:country="US"/>
    </style:style>
    <style:style style:name="T3" style:family="text">
      <style:text-properties fo:language="en" fo:country="US" fo:background-color="#ffff00"/>
    </style:style>
    <style:style style:name="T4" style:family="text">
      <style:text-properties fo:language="en" fo:country="US" fo:background-color="transparent"/>
    </style:style>
    <style:style style:name="T5" style:family="text">
      <style:text-properties fo:background-color="transparent"/>
    </style:style>
    <style:style style:name="T6" style:family="text">
      <style:text-properties fo:language="es" fo:country="AR"/>
    </style:style>
    <style:style style:name="T7" style:family="text">
      <style:text-properties fo:language="es" fo:country="AR" fo:background-color="transparent"/>
    </style:style>
    <style:style style:name="T8" style:family="text">
      <style:text-properties fo:language="es" fo:country="AR" fo:background-color="#ffff00"/>
    </style:style>
    <style:style style:name="T9" style:family="text">
      <style:text-properties style:font-name="Times New Roman" fo:background-color="#ffff00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style:font-name="Courier New" fo:language="es" fo:country="AR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scribiendo tu primera Django app, parte 3</text:h>
      <text:p text:style-name="Standard">Django 2.1</text:p>
      <text:p text:style-name="Standard"/>
      <text:p text:style-name="Standard"><text:a xlink:type="simple" xlink:href="https://docs.djangoproject.com/es/2.1/intro/tutorial03/" text:style-name="Internet_20_link" text:visited-style-name="Visited_20_Internet_20_Link">https://docs.djangoproject.com/es/2.1/intro/tutorial03/</text:a></text:p>
      <text:p text:style-name="Standard"/>
      <text:p text:style-name="Text_20_body">En nuestra aplicación encuestas, vamos a tener las siguientes cuatro vistas:</text:p>
      <text:list xml:id="list7933601661824186141" text:style-name="L1">
        <text:list-item>
          <text:p text:style-name="P15">La <text:span text:style-name="T1">página «índice»</text:span> de preguntas – muestra las últimas preguntas. </text:p>
        </text:list-item>
        <text:list-item>
          <text:p text:style-name="P15">La <text:span text:style-name="T1">página «de detalle»</text:span> de preguntas– muestra un texto de pregunta sin resultados, pero con un formulario para votar. </text:p>
        </text:list-item>
        <text:list-item>
          <text:p text:style-name="P15"><text:span text:style-name="T1">Página «resultados» </text:span>de preguntas – muestra los resultados de una pregunta en particular. </text:p>
        </text:list-item>
        <text:list-item>
          <text:p text:style-name="P11"><text:span text:style-name="T1">Página Votar</text:span> – gestiona la votación para una elección concreta en una pregunta específica. </text:p>
        </text:list-item>
      </text:list>
      <text:p text:style-name="Text_20_body">En Django, las páginas Web y otros contenidos se entregan por medio de vistas.</text:p>
      <text:p text:style-name="Text_20_body">Cada vista está representada por una sencilla función Python (o método, en el caso de las vistas basadas en clases). </text:p>
      <text:p text:style-name="Text_20_body">Django escogerá una vista examinando la URL que se solicita (para ser preciso, la parte de la URL que se encuentra después del nombre del dominio).</text:p>
      <text:p text:style-name="Text_20_body">Un<text:span text:style-name="T1"> patrón de URL <text:s/>es <text:s/>el formulario general de una URL</text:span>, </text:p>
      <text:p text:style-name="Text_20_body">por ejemplo:<text:span text:style-name="Source_20_Text">/newsarchive/&lt;year&gt;/&lt;month&gt;/</text:span>.</text:p>
      <text:p text:style-name="Text_20_body">Para llegar desde una URL a una vista Django usa lo que se conoce como “URLconfs”.</text:p>
      <text:p text:style-name="Text_20_body">Una URLconf mapea patrones de URL a vistas.</text:p>
      <text:h text:style-name="Heading_20_2" text:outline-level="2">Escribiendo más vistas</text:h>
      <text:p text:style-name="Text_20_body">En <text:span text:style-name="T1">appEncuestas/</text:span><text:span text:style-name="T3">views</text:span><text:span text:style-name="T4"> <text:s/></text:span><text:span text:style-name="T7">había</text:span></text:p>
      <text:p text:style-name="P12"><text:span text:style-name="T1">def index</text:span>(request):</text:p>
      <text:p text:style-name="P12"><text:s text:c="4"/>latest_question_list = Question.objects.order_by('-pub_date')[:5]</text:p>
      <text:p text:style-name="P12"><text:s text:c="4"/>template = loader.get_template('appEncuestas/index.html')</text:p>
      <text:p text:style-name="P12"><text:s text:c="4"/>context = {</text:p>
      <text:p text:style-name="P12"><text:s text:c="8"/>'latest_question_list': latest_question_list,</text:p>
      <text:p text:style-name="P12"><text:s text:c="4"/>}</text:p>
      <text:p text:style-name="P12"><text:s text:c="4"/>return HttpResponse(template.render(context, request))</text:p>
      <text:p text:style-name="P13"><text:span text:style-name="T2">################ <text:s/></text:span><text:span text:style-name="T1">agregamos</text:span> </text:p>
      <text:p text:style-name="Preformatted_20_Text"><text:span text:style-name="T1">def detail</text:span>(request, question_id):</text:p>
      <text:p text:style-name="Preformatted_20_Text"><text:s text:c="4"/>return HttpResponse("You're looking at question %s." % question_id)</text:p>
      <text:p text:style-name="Preformatted_20_Text"/>
      <text:p text:style-name="Preformatted_20_Text"><text:span text:style-name="T1">def results</text:span>(request, question_id):</text:p>
      <text:p text:style-name="Preformatted_20_Text"><text:s text:c="4"/>response = "You're looking at the results of question %s."</text:p>
      <text:p text:style-name="Preformatted_20_Text"><text:s text:c="4"/>return HttpResponse(response % question_id)</text:p>
      <text:p text:style-name="Preformatted_20_Text"/>
      <text:p text:style-name="Preformatted_20_Text"><text:span text:style-name="T1">def vote</text:span>(request, question_id):</text:p>
      <text:p text:style-name="P10"><text:s text:c="4"/>return HttpResponse("You're voting on question %s." % question_id)</text:p>
      <text:p text:style-name="P12"><text:span text:style-name="T6"/></text:p>
      <text:p text:style-name="P13"><text:soft-page-break/></text:p>
      <text:p text:style-name="P13">Agregamos las nuevas vistas al archivo</text:p>
      <text:p text:style-name="P14">appEncuestas/urls.py</text:p>
      <text:p text:style-name="P14"/>
      <text:p text:style-name="P3">from django.urls import path</text:p>
      <text:p text:style-name="Preformatted_20_Text"/>
      <text:p text:style-name="Preformatted_20_Text">from . import views</text:p>
      <text:p text:style-name="Preformatted_20_Text"/>
      <text:p text:style-name="Preformatted_20_Text">urlpatterns = [</text:p>
      <text:p text:style-name="Preformatted_20_Text"><text:s text:c="4"/># ex: /<text:span text:style-name="T6">appEncuestas</text:span>/</text:p>
      <text:p text:style-name="Preformatted_20_Text"><text:s text:c="4"/><text:span text:style-name="T1">path(''</text:span>, views.index, name='index'),</text:p>
      <text:p text:style-name="Preformatted_20_Text"><text:s text:c="4"/># ex: /<text:span text:style-name="T6">appEncuestas</text:span>/5/</text:p>
      <text:p text:style-name="Preformatted_20_Text"><text:s text:c="4"/><text:span text:style-name="T1">path('&lt;int:question_id&gt;/'</text:span>, views.detail, name='detail'),</text:p>
      <text:p text:style-name="Preformatted_20_Text"><text:s text:c="4"/># ex: /<text:span text:style-name="T6">appEncuestas</text:span>/5/results/</text:p>
      <text:p text:style-name="Preformatted_20_Text"><text:s text:c="4"/><text:span text:style-name="T1">path('&lt;int:question_id&gt;/results/'</text:span>, views.results, name='results'),</text:p>
      <text:p text:style-name="Preformatted_20_Text"><text:s text:c="4"/># ex: /<text:span text:style-name="T6">appEncuestas</text:span>/5/vote/</text:p>
      <text:p text:style-name="Preformatted_20_Text"><text:s text:c="4"/><text:span text:style-name="T1">path('&lt;int:question_id&gt;/vote/'</text:span>, views.vote, name='vote'),</text:p>
      <text:p text:style-name="P10">]</text:p>
      <text:h text:style-name="P1" text:outline-level="2">Escriba vistas que realmente hagan algo</text:h>
      <text:p text:style-name="P13">Creamos nuevas carpetas y el archivo index.html en el sig camino</text:p>
      <text:p text:style-name="P13"><text:span text:style-name="Source_20_Text"><text:span text:style-name="T9">appEncuestas/templates/appEncuestas/index.html</text:span></text:span> </text:p>
      <text:p text:style-name="P3"/>
      <text:p text:style-name="P3">{% if latest_question_list %}</text:p>
      <text:p text:style-name="Preformatted_20_Text"><text:s text:c="4"/>&lt;ul&gt;</text:p>
      <text:p text:style-name="Preformatted_20_Text"><text:s text:c="4"/>{% for question in latest_question_list %}</text:p>
      <text:p text:style-name="Preformatted_20_Text"/>
      <text:p text:style-name="Preformatted_20_Text"><text:s text:c="8"/><text:span text:style-name="T10">&lt;li&gt;&lt;a href="/polls/{{ question.id }}/"&gt;{{ question.question_text }}&lt;/a&gt;&lt;/li&gt;</text:span></text:p>
      <text:p text:style-name="P6"><text:s text:c="4"/></text:p>
      <text:p text:style-name="P6">{% endfor %}</text:p>
      <text:p text:style-name="Preformatted_20_Text"><text:s text:c="4"/>&lt;/ul&gt;</text:p>
      <text:p text:style-name="Preformatted_20_Text">{% else %}</text:p>
      <text:p text:style-name="Preformatted_20_Text"><text:s text:c="4"/>&lt;p&gt;No polls are available.&lt;/p&gt;</text:p>
      <text:p text:style-name="P10">{% endif %}</text:p>
      <text:h text:style-name="P17" text:outline-level="3">Un atajo: <text:a xlink:type="simple" xlink:href="https://docs.djangoproject.com/es/2.1/topics/http/shortcuts/#django.shortcuts.render" text:style-name="Internet_20_link" text:visited-style-name="Visited_20_Internet_20_Link"><text:span text:style-name="Source_20_Text">render()</text:span></text:a></text:h>
      <text:p text:style-name="P13">En <text:span text:style-name="T1">appEncuestas/</text:span><text:span text:style-name="T3">views.py</text:span><text:span text:style-name="T4"> </text:span><text:span text:style-name="T5">podemos reemplazar el return HttpResponse por return render(...)</text:span></text:p>
      <text:p text:style-name="P3"/>
      <text:p text:style-name="P4">def index(request):</text:p>
      <text:p text:style-name="Preformatted_20_Text"><text:s text:c="4"/>latest_question_list = Question.objects.order_by('-pub_date')[:5]</text:p>
      <text:p text:style-name="Preformatted_20_Text"><text:s text:c="4"/>context = {'latest_question_list': latest_question_list}</text:p>
      <text:p text:style-name="P10"><text:s text:c="4"/><text:span text:style-name="T1">return render(request, '</text:span><text:span text:style-name="T3">appEncuestas</text:span><text:span text:style-name="T1">/index.html', context)</text:span></text:p>
      <text:h text:style-name="P1" text:outline-level="2"/>
      <text:h text:style-name="P2" text:outline-level="2">Levantar un error 404</text:h>
      <text:p text:style-name="P13">Cambiar la función detail() en el archivo <text:s/><text:span text:style-name="T1">appEncuestas/</text:span><text:span text:style-name="T3">views</text:span></text:p>
      <text:p text:style-name="P13"/>
      <text:p text:style-name="P3"><text:span text:style-name="T1">def detail</text:span>(request, question_id):</text:p>
      <text:p text:style-name="Preformatted_20_Text"><text:s text:c="4"/>try:</text:p>
      <text:p text:style-name="Preformatted_20_Text"><text:s text:c="8"/>question = Question.objects.get(pk=question_id)</text:p>
      <text:p text:style-name="Preformatted_20_Text"/>
      <text:p text:style-name="Preformatted_20_Text"><text:s text:c="4"/>except Question.DoesNotExist:</text:p>
      <text:p text:style-name="Preformatted_20_Text"><text:s text:c="8"/>raise Http404("Question does not exist")</text:p>
      <text:p text:style-name="Preformatted_20_Text"/>
      <text:p text:style-name="P10"><text:s text:c="4"/>return render(request, '<text:span text:style-name="T6">appEncuestas</text:span>/detail.html', {'question': question})</text:p>
      <text:h text:style-name="P17" text:outline-level="3">Un atajo <text:a xlink:type="simple" xlink:href="https://docs.djangoproject.com/es/2.1/topics/http/shortcuts/#django.shortcuts.get_object_or_404" text:style-name="Internet_20_link" text:visited-style-name="Visited_20_Internet_20_Link"><text:span text:style-name="Source_20_Text">get_object_or_404()</text:span></text:a></text:h>
      <text:p text:style-name="P13"/>
      <text:p text:style-name="P3"><text:span text:style-name="T1">def detail</text:span>(request, question_id):</text:p>
      <text:p text:style-name="Preformatted_20_Text"><text:s text:c="4"/>question = get_object_or_404(Question, pk=question_id)</text:p>
      <text:p text:style-name="Preformatted_20_Text"/>
      <text:p text:style-name="P10"><text:s text:c="4"/>return render(request, '<text:span text:style-name="T6">appEncuestas</text:span>/detail.html', {'question': question})</text:p>
      <text:p text:style-name="P13">La función <text:a xlink:type="simple" xlink:href="https://docs.djangoproject.com/es/2.1/topics/http/shortcuts/#django.shortcuts.get_object_or_404" text:style-name="Internet_20_link" text:visited-style-name="Visited_20_Internet_20_Link"><text:span text:style-name="Source_20_Text">get_object_or_404()</text:span></text:a> toma un modelo Django como su primer argumento y un número arbitrario de argumentos de palabra clave que pasa a la función <text:a xlink:type="simple" xlink:href="https://docs.djangoproject.com/es/2.1/ref/models/querysets/#django.db.models.query.QuerySet.get" text:style-name="Internet_20_link" text:visited-style-name="Visited_20_Internet_20_Link"><text:span text:style-name="Source_20_Text">get()</text:span></text:a> del administrador del modelo. Levanta la excepción <text:a xlink:type="simple" xlink:href="https://docs.djangoproject.com/es/2.1/topics/http/views/#django.http.Http404" text:style-name="Internet_20_link" text:visited-style-name="Visited_20_Internet_20_Link"><text:span text:style-name="Source_20_Text">Http404</text:span></text:a> si no existe el objeto. </text:p>
      <text:p text:style-name="P13"/>
      <text:h text:style-name="P1" text:outline-level="2">Utilice el sistema de plantillas</text:h>
      <text:p text:style-name="P13">Teniendo en cuenta la <text:span text:style-name="T1">variable de contexto </text:span><text:span text:style-name="Source_20_Text"><text:span text:style-name="T1">question</text:span></text:span>, así es como <text:s/>vería la plantilla</text:p>
      <text:p text:style-name="P13"><text:s/><text:span text:style-name="T1">appEncuestas/detail.html</text:span></text:p>
      <text:p text:style-name="P13"/>
      <text:p text:style-name="P3">&lt;h1&gt;{{ <text:span text:style-name="T1">question</text:span>.question_text }}&lt;/h1&gt;</text:p>
      <text:p text:style-name="Preformatted_20_Text">&lt;ul&gt;</text:p>
      <text:p text:style-name="Preformatted_20_Text">{% for choice in question.choice_set.all %}</text:p>
      <text:p text:style-name="Preformatted_20_Text"><text:s text:c="4"/>&lt;li&gt;{{ choice.choice_text }}&lt;/li&gt;</text:p>
      <text:p text:style-name="Preformatted_20_Text">{% endfor %}</text:p>
      <text:p text:style-name="P10">&lt;/ul&gt;</text:p>
      <text:p text:style-name="P13">El llamado del método ocurre en el bucle <text:a xlink:type="simple" xlink:href="https://docs.djangoproject.com/es/2.1/ref/templates/builtins/#std:templatetag-for" text:style-name="Internet_20_link" text:visited-style-name="Visited_20_Internet_20_Link"><text:span text:style-name="Source_20_Text">{% for%}</text:span></text:a>: <text:span text:style-name="Source_20_Text">question.choice_set.all</text:span> se interpreta como el código Python <text:span text:style-name="Source_20_Text">question.choice_set.all()</text:span> que retorna un iterable de objetos <text:span text:style-name="Source_20_Text">Choice</text:span> y es adecuado para usarse en la etiqueta <text:a xlink:type="simple" xlink:href="https://docs.djangoproject.com/es/2.1/ref/templates/builtins/#std:templatetag-for" text:style-name="Internet_20_link" text:visited-style-name="Visited_20_Internet_20_Link"><text:span text:style-name="Source_20_Text">{% for%}</text:span></text:a>. </text:p>
      <text:p text:style-name="P13"/>
      <text:p text:style-name="P16"/>
      <text:h text:style-name="P1" text:outline-level="2">Quitar URLs codificadas de manera predeterminada en las plantillas</text:h>
      <text:p text:style-name="P13"/>
      <text:p text:style-name="P13">en la plantilla <text:span text:style-name="T3">appEncuestas/index.html</text:span><text:span text:style-name="T2"> pusimos </text:span></text:p>
      <text:p text:style-name="P13"><text:span text:style-name="T2"/></text:p>
      <text:p text:style-name="P7"><text:span text:style-name="T2">&lt;li&gt;&lt;a href="/appEncuestas/{{ question.id }}/"&gt;{{ question.question_text }}&lt;/a&gt;&lt;/li&gt;</text:span></text:p>
      <text:p text:style-name="P13"><text:span text:style-name="T2"/></text:p>
      <text:p text:style-name="Text_20_body"><text:span text:style-name="T2">El problemas es que es</text:span> difícil modificar las URLs en proyectos que tengan muchas plantillas .</text:p>
      <text:p text:style-name="Text_20_body"><text:span text:style-name="T2">Como le pusimos un nombre a cada sección path del archivo urls.py podemos eliminar</text:span> la dependencia en rutas URL específicas definida en su configuración de URL usando la etiqueta de plantilla <text:span text:style-name="Source_20_Text">{% url %}</text:span>: </text:p>
      <text:p text:style-name="Text_20_body"/>
      <text:p text:style-name="P7">&lt;li&gt;&lt;a href="{% url 'detail' question.id %}"&gt;{{ question.question_text }}&lt;/a&gt;&lt;/li&gt;</text:p>
      <text:p text:style-name="P13"/>
      <text:p text:style-name="P12">en el archivo urls.py ten<text:span text:style-name="T6">íamos definido el path</text:span></text:p>
      <text:p text:style-name="P12"><text:span text:style-name="T6"/></text:p>
      <text:p text:style-name="P8"><text:span text:style-name="T6">path('&lt;int:question_id&gt;/', views.detail, name='</text:span><text:span text:style-name="T8">detail</text:span><text:span text:style-name="T6">'),</text:span></text:p>
      <text:p text:style-name="P12"><text:span text:style-name="T6"/></text:p>
      <text:p text:style-name="P12"><text:span text:style-name="T6">Si se desea cambiar la url de la vista se modificaría en el archivo urls.py,</text:span></text:p>
      <text:p text:style-name="Text_20_body"><text:span text:style-name="T6">por ej si quiero que el url sea <text:s/></text:span><text:span text:style-name="T11">appEncuestas</text:span><text:span text:style-name="Source_20_Text"><text:span text:style-name="T6">/specifics/12/</text:span></text:span><text:span text:style-name="T6"> </text:span></text:p>
      <text:p text:style-name="P13">entonces cambio en el path del archivo urls.py</text:p>
      <text:p text:style-name="P13"/>
      <text:p text:style-name="P3">path('<text:span text:style-name="T1">specifics/&lt;int:question_id&gt;/</text:span>', views.detail, name='detail'),</text:p>
      <text:p text:style-name="P13"/>
      <text:h text:style-name="P1" text:outline-level="2">Asignando los nombres <text:span text:style-name="T2">de espacio a</text:span> URLs</text:h>
      <text:p text:style-name="P13">Los proyectos Django pueden tener varias aplicaciones con nombres de vistas que se repiten,</text:p>
      <text:p text:style-name="P13">como distingue en la etiqueta <text:span text:style-name="T2">{% url %} a cual se refiere?</text:span></text:p>
      <text:p text:style-name="Text_20_body"><text:span text:style-name="T2">Hay que </text:span><text:span text:style-name="T3">utilizar espacios de nombres con la variable app_name</text:span><text:span text:style-name="T2"> </text:span></text:p>
      <text:p text:style-name="Text_20_body"><text:span text:style-name="T2">en el archivo </text:span><text:span text:style-name="T3">appEncuestas/urls.py</text:span><text:span text:style-name="T2"> </text:span></text:p>
      <text:p text:style-name="Preformatted_20_Text"/>
      <text:p text:style-name="Preformatted_20_Text">from . import views</text:p>
      <text:p text:style-name="Preformatted_20_Text"/>
      <text:p text:style-name="P9">app_name = <text:span text:style-name="T2">'spaceAppEncuestas'</text:span></text:p>
      <text:p text:style-name="Preformatted_20_Text">urlpatterns = [</text:p>
      <text:p text:style-name="Preformatted_20_Text"><text:s text:c="4"/>path('', views.index, name='index'),</text:p>
      <text:p text:style-name="Preformatted_20_Text"><text:s text:c="4"/>path('&lt;int:question_id&gt;/', views.detail, name='detail'),</text:p>
      <text:p text:style-name="Preformatted_20_Text"><text:s text:c="4"/>path('&lt;int:question_id&gt;/results/', views.results, name='results'),</text:p>
      <text:p text:style-name="Preformatted_20_Text"><text:s text:c="4"/>path('&lt;int:question_id&gt;/vote/', views.vote, name='vote'),</text:p>
      <text:p text:style-name="P10">]</text:p>
      <text:p text:style-name="P13"><text:span text:style-name="T2"/></text:p>
      <text:p text:style-name="P13"><text:soft-page-break/><text:span text:style-name="T2"/></text:p>
      <text:p text:style-name="P13"><text:span text:style-name="T2">luego en el archivo</text:span><text:span text:style-name="T3"> appEncuestas/templates/appEncuestas/index.html</text:span><text:span text:style-name="T2"> se especifica el espacio de nombres</text:span></text:p>
      <text:p text:style-name="P13"><text:span text:style-name="T2"/></text:p>
      <text:p text:style-name="P5"><text:span text:style-name="T2">&lt;li&gt;&lt;a href="{% url 'spaceA</text:span><text:span text:style-name="T3">ppEncuestas:detail</text:span><text:span text:style-name="T2">' question.id %}"&gt;{{ question.question_text }}&lt;/a&gt;&lt;/li&gt;</text:span></text:p>
      <text:p text:style-name="P13"><text:span text:style-name="T2"/></text:p>
      <text:p text:style-name="P1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DT1H52M14S</meta:editing-duration>
    <meta:editing-cycles>14</meta:editing-cycles>
    <meta:generator>OpenOffice/4.1.2$Win32 OpenOffice.org_project/412m3$Build-9782</meta:generator>
    <dc:date>2018-09-18T11:07:36.50</dc:date>
    <meta:document-statistic meta:table-count="0" meta:image-count="0" meta:object-count="0" meta:page-count="5" meta:paragraph-count="115" meta:word-count="730" meta:character-count="5996"/>
    <meta:user-defined meta:name="Info 1"/>
    <meta:user-defined meta:name="Info 2"/>
    <meta:user-defined meta:name="Info 3"/>
    <meta:user-defined meta:name="Info 4"/>
  </office:meta>
</office:document-meta>
</file>